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 fo:hyphenate="true"/>
    </style:style>
    <style:style style:name="P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 fo:hyphenate="true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6A9955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P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s" fo:country="ES" style:language-asian="es" style:country-asian="ES" style:language-complex="ar" style:country-complex="SA" fo:hyphenate="true"/>
    </style:style>
    <style:style style:name="P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3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 fo:hyphenate="true"/>
    </style:style>
    <style:style style:name="P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3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6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3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68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8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5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6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6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99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2" style:parent-style-name="DefaultParagraphFont" style:family="text">
      <style:text-properties style:font-name="Consolas" style:font-name-asian="Times New Roman" style:font-name-complex="Times New Roman" fo:color="#6A9955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5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6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7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8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0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2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3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4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5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DCDCAA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9CDCFE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Times New Roman" fo:color="#CE9178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P1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n" fo:country="GB" style:language-asian="es" style:country-asian="ES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0" style:parent-style-name="DefaultParagraphFont" style:family="text">
      <style:text-properties style:font-name="Consolas" style:font-name-asian="Times New Roman" style:font-name-complex="Times New Roman" fo:color="#D4D4D4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3" style:parent-style-name="DefaultParagraphFont" style:family="text">
      <style:text-properties style:font-name="Consolas" style:font-name-asian="Times New Roman" style:font-name-complex="Times New Roman" fo:color="#C586C0" style:letter-kerning="false" fo:font-size="8pt" style:font-size-asian="8pt" style:font-size-complex="8pt" fo:language="es" fo:country="ES" style:language-asian="es" style:country-asian="ES" style:language-complex="ar" style:country-complex="SA"/>
    </style:style>
    <style:style style:name="P1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 fo:hyphenate="true"/>
    </style:style>
    <style:style style:name="P135" style:parent-style-name="Standard" style:family="paragraph">
      <style:text-properties fo:language="en" fo:country="GB"/>
    </style:style>
    <style:style style:name="P136" style:parent-style-name="Standard" style:family="paragraph">
      <style:paragraph-properties fo:line-height="150%"/>
    </style:style>
    <style:style style:name="P137" style:parent-style-name="Standard" style:family="paragraph">
      <style:paragraph-properties fo:line-height="150%"/>
    </style:style>
    <style:style style:name="P138" style:parent-style-name="Normal" style:family="paragraph">
      <style:paragraph-properties fo:break-before="page"/>
    </style:style>
    <style:style style:name="P139" style:parent-style-name="Standard" style:family="paragraph">
      <style:paragraph-properties fo:line-height="150%"/>
    </style:style>
    <style:style style:name="P140" style:parent-style-name="Standard" style:family="paragraph">
      <style:paragraph-properties fo:line-height="150%"/>
    </style:style>
    <style:style style:name="P141" style:parent-style-name="Standard" style:list-style-name="LFO1" style:family="paragraph">
      <style:paragraph-properties fo:line-height="150%"/>
    </style:style>
    <style:style style:name="P142" style:parent-style-name="Standard" style:list-style-name="LFO1" style:family="paragraph">
      <style:paragraph-properties fo:line-height="150%"/>
    </style:style>
    <style:style style:name="P143" style:parent-style-name="Standard" style:list-style-name="LFO1" style:family="paragraph">
      <style:paragraph-properties fo:line-height="150%"/>
    </style:style>
    <style:style style:name="P144" style:parent-style-name="Standard" style:family="paragraph">
      <style:paragraph-properties fo:line-height="150%"/>
    </style:style>
    <style:style style:name="P145" style:parent-style-name="Standard" style:family="paragraph">
      <style:paragraph-properties fo:text-indent="0.4923in"/>
    </style:style>
  </office:automatic-styles>
  <office:body>
    <office:text text:use-soft-page-breaks="true">
      <text:p text:style-name="P1">GSX - LAB1:<text:s/>Shell Scripts i Administració</text:p>
      <text:p text:style-name="Standard">Autor: Àngel Gascón Muria</text:p>
      <text:p text:style-name="Standard"/>
      <text:p text:style-name="Standard">Script glances.sh</text:p>
      <text:p text:style-name="Standard"/>
      <text:p text:style-name="P2"><text:span text:style-name="T3">#!/bin/bash</text:span></text:p>
      <text:p text:style-name="P4">sudo apt-get update</text:p>
      <text:p text:style-name="P5">sudo apt-get install -y glances</text:p>
      <text:p text:style-name="P6"/>
      <text:p text:style-name="P7">Script actualitzat.sh</text:p>
      <text:p text:style-name="P8"/>
      <text:p text:style-name="P9"><text:span text:style-name="T10">#!/bin/bash</text:span></text:p>
      <text:p text:style-name="P11"><text:span text:style-name="T12"># Àngel Gascón Muria, 16/02/2023, V1</text:span></text:p>
      <text:p text:style-name="P13"><text:span text:style-name="T14"># Accepta un nombre indeterminat de paràmetres, aquests seràn els noms de paquets a cercar si estan instal·lats i si tenen actualitzacions o no.</text:span></text:p>
      <text:p text:style-name="P15"># Abans d'executar es important fer un sudo update per a que el sistema pugui saber si hi ha packages per actualitzar.</text:p>
      <text:p text:style-name="P16"/>
      <text:p text:style-name="P17"><text:span text:style-name="T18"># Check if package names are provided by the user</text:span></text:p>
      <text:p text:style-name="P19"><text:span text:style-name="T20">if</text:span><text:span text:style-name="T21"><text:s/>[ -z<text:s/></text:span><text:span text:style-name="T22">$1</text:span><text:span text:style-name="T23"><text:s/>];<text:s/></text:span><text:span text:style-name="T24">then</text:span></text:p>
      <text:p text:style-name="P25"><text:span text:style-name="T26"> <text:s/></text:span><text:span text:style-name="T27">echo</text:span><text:span text:style-name="T28"><text:s/></text:span><text:span text:style-name="T29">"Packages names not provided, nothing to check"</text:span><text:span text:style-name="T30"><text:s/>&gt;&amp;2</text:span></text:p>
      <text:p text:style-name="P31"><text:span text:style-name="T32"> <text:s/></text:span><text:span text:style-name="T33">exit</text:span><text:span text:style-name="T34"><text:s/>1</text:span></text:p>
      <text:p text:style-name="P35"><text:span text:style-name="T36">fi</text:span></text:p>
      <text:p text:style-name="P37"/>
      <text:p text:style-name="P38"><text:span text:style-name="T39"># Iterate through the arguments provided</text:span></text:p>
      <text:p text:style-name="P40"><text:span text:style-name="T41">for</text:span><text:span text:style-name="T42"><text:s/></text:span><text:span text:style-name="T43">package</text:span><text:span text:style-name="T44"><text:s/></text:span><text:span text:style-name="T45">in</text:span><text:span text:style-name="T46"><text:s/></text:span><text:span text:style-name="T47">"</text:span><text:span text:style-name="T48">$@</text:span><text:span text:style-name="T49">"</text:span><text:span text:style-name="T50">;<text:s/></text:span><text:span text:style-name="T51">do</text:span></text:p>
      <text:p text:style-name="P52"><text:span text:style-name="T53"> <text:s/></text:span><text:span text:style-name="T54"># Check if the package is<text:s/></text:span><text:span text:style-name="T55">not<text:s/></text:span><text:span text:style-name="T56">installed, otherwise check if package has upgrades</text:span></text:p>
      <text:p text:style-name="P57"><text:span text:style-name="T58"> <text:s/></text:span><text:span text:style-name="T59">if</text:span><text:span text:style-name="T60"><text:s/>! apt list --installed 2&gt;/dev/null | grep -q<text:s/></text:span><text:span text:style-name="T61">"^</text:span><text:span text:style-name="T62">$package</text:span><text:span text:style-name="T63">/"</text:span><text:span text:style-name="T64">;<text:s/></text:span><text:span text:style-name="T65">then</text:span></text:p>
      <text:p text:style-name="P66"><text:span text:style-name="T67">   <text:s/></text:span><text:span text:style-name="T68"># not installed case</text:span></text:p>
      <text:p text:style-name="P69"><text:span text:style-name="T70">   <text:s/></text:span><text:span text:style-name="T71">echo</text:span><text:span text:style-name="T72"><text:s/></text:span><text:span text:style-name="T73">"$(date +'%Y-%m-%d %H:%M:%S'), Package<text:s/></text:span><text:span text:style-name="T74">$package</text:span><text:span text:style-name="T75"><text:s/>is not installed."</text:span></text:p>
      <text:p text:style-name="P76"><text:span text:style-name="T77"> <text:s/></text:span><text:span text:style-name="T78">else</text:span><text:span text:style-name="T79"><text:s/></text:span><text:span text:style-name="T80">if</text:span><text:span text:style-name="T81"><text:s/>! apt list --upgradable 2&gt;/dev/null | grep -q<text:s/></text:span><text:span text:style-name="T82">"^</text:span><text:span text:style-name="T83">$package</text:span><text:span text:style-name="T84">/"</text:span><text:span text:style-name="T85">;<text:s/></text:span><text:span text:style-name="T86">then</text:span></text:p>
      <text:p text:style-name="P87"><text:span text:style-name="T88">   <text:s/></text:span><text:span text:style-name="T89"># no upgrades case</text:span></text:p>
      <text:p text:style-name="P90"><text:span text:style-name="T91">   <text:s/></text:span><text:span text:style-name="T92">echo</text:span><text:span text:style-name="T93"><text:s/></text:span><text:span text:style-name="T94">"$(date +'%Y-%m-%d %H:%M:%S'), Package<text:s/></text:span><text:span text:style-name="T95">$package</text:span><text:span text:style-name="T96"><text:s/>has no upgrades."</text:span></text:p>
      <text:p text:style-name="P97"><text:span text:style-name="T98"> <text:s/></text:span><text:span text:style-name="T99">else</text:span></text:p>
      <text:p text:style-name="P100"><text:span text:style-name="T101">   <text:s/></text:span><text:span text:style-name="T102"># has upgrades case</text:span></text:p>
      <text:p text:style-name="P103"><text:span text:style-name="T104">    new_version=</text:span><text:span text:style-name="T105">$(apt list --upgradable<text:s/></text:span><text:span text:style-name="T106">2&gt;</text:span><text:span text:style-name="T107">/dev/null<text:s/></text:span><text:span text:style-name="T108">|</text:span><text:span text:style-name="T109"><text:s/>grep "\b</text:span><text:span text:style-name="T110">$package</text:span><text:span text:style-name="T111">/"<text:s/></text:span><text:span text:style-name="T112">|</text:span><text:span text:style-name="T113"><text:s/>cut -d' ' -f2<text:s/></text:span><text:span text:style-name="T114">|</text:span><text:span text:style-name="T115"><text:s/>cut -d'/' -f1)</text:span></text:p>
      <text:p text:style-name="P116"><text:span text:style-name="T117">   <text:s/></text:span><text:span text:style-name="T118">echo</text:span><text:span text:style-name="T119"><text:s/></text:span><text:span text:style-name="T120">"$(date '+%Y-%m-%d %H:%M:%S'),<text:s/></text:span><text:span text:style-name="T121">$package</text:span><text:span text:style-name="T122"><text:s/>upgradeable to version<text:s/></text:span><text:span text:style-name="T123">$new_version</text:span><text:span text:style-name="T124">"</text:span><text:span text:style-name="T125"><text:s/>| logger</text:span></text:p>
      <text:p text:style-name="P126"><text:span text:style-name="T127"> <text:s/></text:span><text:span text:style-name="T128">fi</text:span></text:p>
      <text:p text:style-name="P129"><text:span text:style-name="T130"> <text:s/></text:span><text:span text:style-name="T131">fi</text:span></text:p>
      <text:p text:style-name="P132"><text:span text:style-name="T133">done</text:span></text:p>
      <text:p text:style-name="P134"/>
      <text:p text:style-name="P135"/>
      <text:p text:style-name="P136">Se’ns demana utilitzar la comanda apt per detectar si hi ha actualitzacions disponibles per als paquets introduïts per paràmetre.</text:p>
      <text:p text:style-name="P137"><text:line-break/></text:p>
      <text:p text:style-name="P138"/>
      <text:p text:style-name="P139">Primerament s’ha decidit comprovar si l’usuari ens proporciona pramàmetres (paquets per buscar), en cas negatiu s’acaba l’execució.</text:p>
      <text:p text:style-name="P140">Després s’analitzen els pauets introduïts:</text:p>
      <text:list text:style-name="LFO1" text:continue-numbering="true">
        <text:list-item>
          <text:p text:style-name="P141">Al primer if es mira si el paquet no està instal·lat</text:p>
        </text:list-item>
        <text:list-item>
          <text:p text:style-name="P142">Si està instal·lat es mira si te actualitzacions</text:p>
        </text:list-item>
        <text:list-item>
          <text:p text:style-name="P143">De tenir actualitzacions es notifica la data, versió i nom del paquet al logger</text:p>
        </text:list-item>
      </text:list>
      <text:p text:style-name="P144">Una de les formes de comprovar el logger a posteriori seria amb la comanda:</text:p>
      <text:p text:style-name="P145">cat<text:s/>/var/log/syslog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ejaVu San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Àngel Gascón Múria</dc:creator>
    <meta:creation-date>2023-02-15T23:58:00Z</meta:creation-date>
    <dc:date>2023-02-17T12:11:00Z</dc:date>
    <meta:template xlink:href="Normal.dotm" xlink:type="simple"/>
    <meta:editing-cycles>7</meta:editing-cycles>
    <meta:editing-duration>PT1320S</meta:editing-duration>
    <meta:document-statistic meta:page-count="1" meta:paragraph-count="3" meta:word-count="301" meta:character-count="1956" meta:row-count="13" meta:non-whitespace-character-count="1658"/>
  </office:meta>
</office:document-meta>
</file>